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fo:font-size="10pt"/>
    </style:style>
    <style:style style:name="ce3" style:family="table-cell" style:parent-style-name="Default" style:data-style-name="N0">
      <style:text-properties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ploy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Costs Voter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eposit Voter</text:p>
          </table:table-cell>
          <table:table-cell office:value-type="string" calcext:value-type="string">
            <text:p>Commit Voter</text:p>
          </table:table-cell>
          <table:table-cell office:value-type="string" calcext:value-type="string">
            <text:p>Cast Vote</text:p>
          </table:table-cell>
          <table:table-cell office:value-type="string" calcext:value-type="string">
            <text:p>Number of Voters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Gas per day</text:p>
          </table:table-cell>
          <table:table-cell office:value-type="string" calcext:value-type="string">
            <text:p>Block per day</text:p>
          </table:table-cell>
          <table:table-cell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8351450" calcext:value-type="float">
            <text:p>8351450</text:p>
          </table:table-cell>
          <table:table-cell office:value-type="float" office:value="65016" calcext:value-type="float">
            <text:p>65016</text:p>
          </table:table-cell>
          <table:table-cell table:formula="of:=SUM([.E2];[.F2];[.G2];[.H2])" office:value-type="float" office:value="1570000" calcext:value-type="float">
            <text:p>1570000</text:p>
          </table:table-cell>
          <table:table-cell office:value-type="float" office:value="50000" calcext:value-type="float">
            <text:p>50000</text:p>
          </table:table-cell>
          <table:table-cell table:formula="of:=1100000" office:value-type="float" office:value="1100000" calcext:value-type="float">
            <text:p>11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70000" calcext:value-type="float">
            <text:p>70000</text:p>
          </table:table-cell>
          <table:table-cell table:formula="of:=([.L2] -[.B2]) / ([.C2] +[.D2])" office:value-type="float" office:value="52838.4117036164" calcext:value-type="float">
            <text:p>52838.411703616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" calcext:value-type="float">
            <text:p>15</text:p>
          </table:table-cell>
          <table:table-cell table:formula="of:=[.J2]*(60 / [.K2] ) * 60 * 24" office:value-type="float" office:value="86400000000" calcext:value-type="float">
            <text:p>86400000000</text:p>
          </table:table-cell>
          <table:table-cell table:formula="of:=4 * 60 * 24 - 100" office:value-type="float" office:value="5660" calcext:value-type="float">
            <text:p>5660</text:p>
          </table:table-cell>
          <table:table-cell/>
        </table:table-row>
        <table:table-row table:style-name="ro1">
          <table:table-cell office:value-type="string" calcext:value-type="string">
            <text:p>Tx per block</text:p>
          </table:table-cell>
          <table:table-cell/>
          <table:table-cell table:formula="of:=[.$J$2] /[.C2]" office:value-type="float" office:value="230.712440014766" calcext:value-type="float">
            <text:p>230.712440014766</text:p>
          </table:table-cell>
          <table:table-cell table:formula="of:=[.$J$2] /[.D2]" office:value-type="float" office:value="9.55414012738854" calcext:value-type="float">
            <text:p>9.55414012738854</text:p>
          </table:table-cell>
          <table:table-cell table:formula="of:=[.$J$2] /[.E2]" office:value-type="float" office:value="300" calcext:value-type="float">
            <text:p>300</text:p>
          </table:table-cell>
          <table:table-cell table:formula="of:=[.$J$2] /[.F2]" office:value-type="float" office:value="13.6363636363636" calcext:value-type="float">
            <text:p>13.6363636363636</text:p>
          </table:table-cell>
          <table:table-cell table:formula="of:=[.$J$2] /[.G2]" office:value-type="float" office:value="42.8571428571429" calcext:value-type="float">
            <text:p>42.8571428571429</text:p>
          </table:table-cell>
          <table:table-cell table:formula="of:=[.$J$2] /[.H2]" office:value-type="float" office:value="214.285714285714" calcext:value-type="float">
            <text:p>214.285714285714</text:p>
          </table:table-cell>
          <table:table-cell office:value-type="float" office:value="50927" calcext:value-type="float">
            <text:p>509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s 24h</text:p>
          </table:table-cell>
          <table:table-cell/>
          <table:table-cell table:style-name="ce3" table:formula="of:=[.$I$3] / [.C3]" office:value-type="float" office:value="220.7379888" calcext:value-type="float">
            <text:p>220.7379888</text:p>
          </table:table-cell>
          <table:table-cell table:style-name="ce3"/>
          <table:table-cell table:style-name="ce3" table:formula="of:=[.$I$3] / [.E3]" office:value-type="float" office:value="169.756666666667" calcext:value-type="float">
            <text:p>169.756666666667</text:p>
          </table:table-cell>
          <table:table-cell table:style-name="ce3" table:formula="of:=[.$I$3] / [.F3]" office:value-type="float" office:value="3734.64666666667" calcext:value-type="float">
            <text:p>3734.64666666667</text:p>
          </table:table-cell>
          <table:table-cell table:style-name="ce3" table:formula="of:=[.$I$3] / [.G3]" office:value-type="float" office:value="1188.29666666667" calcext:value-type="float">
            <text:p>1188.29666666667</text:p>
          </table:table-cell>
          <table:table-cell table:style-name="ce3" table:formula="of:=[.$I$3] / [.H3]" office:value-type="float" office:value="237.659333333333" calcext:value-type="float">
            <text:p>237.659333333333</text:p>
          </table:table-cell>
          <table:table-cell table:number-columns-repeated="4"/>
          <table:table-cell table:formula="of:=SUM([.C4:.H4])" office:value-type="float" office:value="5551.09732213334" calcext:value-type="float">
            <text:p>5551.0973221333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924" calcext:value-type="float">
            <text:p>3924</text:p>
          </table:table-cell>
          <table:table-cell office:value-type="float" office:value="1283" calcext:value-type="float">
            <text:p>1283</text:p>
          </table:table-cell>
          <table:table-cell office:value-type="float" office:value="217" calcext:value-type="float">
            <text:p>217</text:p>
          </table:table-cell>
          <table:table-cell table:number-columns-repeated="4"/>
          <table:table-cell table:formula="of:=SUM([.C5:.H5])" office:value-type="float" office:value="5846" calcext:value-type="float">
            <text:p>5846</text:p>
          </table:table-cell>
          <table:table-cell/>
        </table:table-row>
        <table:table-row table:style-name="ro1">
          <table:table-cell/>
          <table:table-cell table:formula="of:=[.B5] / 4 / 60" office:value-type="float" office:value="0.416666666666667" calcext:value-type="float">
            <text:p>0.416666666666667</text:p>
          </table:table-cell>
          <table:table-cell table:formula="of:=[.C5] / 4 / 60" office:value-type="float" office:value="0.979166666666667" calcext:value-type="float">
            <text:p>0.979166666666667</text:p>
          </table:table-cell>
          <table:table-cell table:formula="of:=[.D5] / 4 / 60" office:value-type="float" office:value="0" calcext:value-type="float">
            <text:p>0</text:p>
          </table:table-cell>
          <table:table-cell table:formula="of:=[.E5] / 4 / 60" office:value-type="float" office:value="0.779166666666667" calcext:value-type="float">
            <text:p>0.779166666666667</text:p>
          </table:table-cell>
          <table:table-cell table:formula="of:=[.F5] / 4 / 60" office:value-type="float" office:value="16.35" calcext:value-type="float">
            <text:p>16.35</text:p>
          </table:table-cell>
          <table:table-cell table:formula="of:=[.G5] / 4 / 60" office:value-type="float" office:value="5.34583333333333" calcext:value-type="float">
            <text:p>5.34583333333333</text:p>
          </table:table-cell>
          <table:table-cell table:formula="of:=[.H5] / 4 / 60" office:value-type="float" office:value="0.904166666666667" calcext:value-type="float">
            <text:p>0.904166666666667</text:p>
          </table:table-cell>
          <table:table-cell table:formula="of:=[.I5] / 4 / 60" office:value-type="float" office:value="0" calcext:value-type="float">
            <text:p>0</text:p>
          </table:table-cell>
          <table:table-cell table:formula="of:=[.J5] / 4 / 60" office:value-type="float" office:value="0" calcext:value-type="float">
            <text:p>0</text:p>
          </table:table-cell>
          <table:table-cell table:formula="of:=[.K5] / 4 / 60" office:value-type="float" office:value="0" calcext:value-type="float">
            <text:p>0</text:p>
          </table:table-cell>
          <table:table-cell table:formula="of:=[.L5] / 4 / 60" office:value-type="float" office:value="0" calcext:value-type="float">
            <text:p>0</text:p>
          </table:table-cell>
          <table:table-cell table:formula="of:=[.M5] / 4 / 60" office:value-type="float" office:value="24.3583333333333" calcext:value-type="float">
            <text:p>24.3583333333333</text:p>
          </table:table-cell>
          <table:table-cell/>
        </table:table-row>
        <table:table-row table:style-name="ro1">
          <table:table-cell office:value-type="string" calcext:value-type="string">
            <text:p>Blocks 10 min</text:p>
          </table:table-cell>
          <table:table-cell/>
          <table:table-cell table:style-name="ce3" table:formula="of:=[.$I$7] / [.C3]" office:value-type="float" office:value="0.7411824" calcext:value-type="float">
            <text:p>0.7411824</text:p>
          </table:table-cell>
          <table:table-cell table:style-name="ce3"/>
          <table:table-cell table:style-name="ce3" table:formula="of:=[.$I$7] / [.E3]" office:value-type="float" office:value="0.57" calcext:value-type="float">
            <text:p>0.57</text:p>
          </table:table-cell>
          <table:table-cell table:style-name="ce3" table:formula="of:=[.$I$7] / [.F3]" office:value-type="float" office:value="12.54" calcext:value-type="float">
            <text:p>12.54</text:p>
          </table:table-cell>
          <table:table-cell table:style-name="ce3" table:formula="of:=[.$I$7] / [.G3]" office:value-type="float" office:value="3.99" calcext:value-type="float">
            <text:p>3.99</text:p>
          </table:table-cell>
          <table:table-cell table:style-name="ce3" table:formula="of:=[.$I$7] / [.H3]" office:value-type="float" office:value="0.798" calcext:value-type="float">
            <text:p>0.798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table:formula="of:=SUM([.C7:.H7])" office:value-type="float" office:value="18.6391824" calcext:value-type="float">
            <text:p>18.63918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8:.H8]) / (10 *4)" office:value-type="float" office:value="0.5" calcext:value-type="float">
            <text:p>0.5</text:p>
          </table:table-cell>
          <table:table-cell table:formula="of:=SUM([.C8:.H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locks 10 min</text:p>
          </table:table-cell>
          <table:table-cell/>
          <table:table-cell table:style-name="ce3" table:formula="of:=[.$I$9] / [.C3]" office:value-type="float" office:value="0.1690416" calcext:value-type="float">
            <text:p>0.1690416</text:p>
          </table:table-cell>
          <table:table-cell table:style-name="ce3" table:number-columns-repeated="2"/>
          <table:table-cell table:style-name="ce3" table:formula="of:=[.$I$9] / [.F3]" office:value-type="float" office:value="2.86" calcext:value-type="float">
            <text:p>2.86</text:p>
          </table:table-cell>
          <table:table-cell table:style-name="ce3" table:formula="of:=[.$I$9] / [.G3]" office:value-type="float" office:value="0.91" calcext:value-type="float">
            <text:p>0.91</text:p>
          </table:table-cell>
          <table:table-cell table:style-name="ce3" table:formula="of:=[.$I$9] / [.H3]" office:value-type="float" office:value="0.182" calcext:value-type="float">
            <text:p>0.18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SUM([.C9:.H9])" office:value-type="float" office:value="4.1210416" calcext:value-type="float">
            <text:p>4.1210416</text:p>
          </table:table-cell>
          <table:table-cell table:formula="of:= (5560 /7) * 39" office:value-type="float" office:value="30977.1428571429" calcext:value-type="float">
            <text:p>30977.142857142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C10:.H10]) / (10 *4)" office:value-type="float" office:value="0.175" calcext:value-type="float">
            <text:p>0.1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08:14:09.462796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1:40:47.410165575</meta:creation-date>
    <dc:date>2021-07-22T08:14:31.052634574</dc:date>
    <meta:editing-duration>PT6H37M36S</meta:editing-duration>
    <meta:editing-cycles>10</meta:editing-cycles>
    <meta:generator>LibreOffice/6.4.7.2$Linux_X86_64 LibreOffice_project/40$Build-2</meta:generator>
    <meta:document-statistic meta:table-count="1" meta:cell-count="88" meta:object-count="0"/>
  </office:meta>
</office:document-meta>
</file>